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7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Tache</text:p>
          </table:table-cell>
          <table:table-cell office:value-type="string" calcext:value-type="string">
            <text:p>Priorité</text:p>
          </table:table-cell>
          <table:table-cell office:value-type="string" calcext:value-type="string">
            <text:p>Travail</text:p>
          </table:table-cell>
          <table:table-cell office:value-type="string" calcext:value-type="string">
            <text:p>Fait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Supprimer le bandeau supérieur des pag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Ajouter un webservices pour l'authentifi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Faire l'appel au webservice de login depuis l'interface de logi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Faire l'interface pour ajouter les membres d'équipage dans la page d'ajout des vol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Faire un webservice pour récupérer la liste des membres d 'équipage depuis le serve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Faire un webservice pour effectuer un filtrage des requètes à la base de donné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Faire des requètes filtrées dans la base de donné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Réaliser l'interface pour les membres d'équipages en responsiv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LERT</text:p>
          </table:table-cell>
          <table:table-cell office:value-type="string" calcext:value-type="string">
            <text:p>Réaliser le système d'alert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Faire un webservice pour l'import d'une feuille excel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/DB</text:p>
          </table:table-cell>
          <table:table-cell office:value-type="string" calcext:value-type="string">
            <text:p>Extraire une liste de vols à partir d'une feuille exce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Rendre l'interface CCO responsiv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Faire les tests unitaires pour la bd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Faire les tests unitaires pour les webservic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Faire les tests unitaires pour les interfaces avec selenium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Faire fonctionner JENKIN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Vérifier que le script d'ajout de vol gère correctement le format des dat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Mettre en place un système de lo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Faire un boutton d'ajout de vol dans la page d'affichage des vols du CCO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SERV</text:p>
          </table:table-cell>
          <table:table-cell office:value-type="string" calcext:value-type="string">
            <text:p>Modifier la page d'acceuil envoyer par le server (login.html)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</text:p>
          </table:table-cell>
        </table:table-row>
        <table:table-row table:style-name="ro1">
          <table:table-cell office:value-type="string" calcext:value-type="string">
            <text:p>GUI</text:p>
          </table:table-cell>
          <table:table-cell office:value-type="string" calcext:value-type="string">
            <text:p>Modifier l'edition de vol pour utiliser l'identifier du vol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10:17:30.2674725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1T08:49:18.538948666</meta:creation-date>
    <dc:date>2016-03-21T10:18:21.081546331</dc:date>
    <meta:editing-duration>PT9M10S</meta:editing-duration>
    <meta:editing-cycles>2</meta:editing-cycles>
    <meta:generator>LibreOffice/4.2.8.2$Linux_X86_64 LibreOffice_project/420m0$Build-2</meta:generator>
    <meta:document-statistic meta:table-count="1" meta:cell-count="109" meta:object-count="0"/>
  </office:meta>
</office:document-meta>
</file>